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5b190"/>
    </style:style>
    <style:style style:name="P2" style:family="paragraph" style:parent-style-name="Preformatted_20_Text">
      <style:paragraph-properties fo:orphans="1" style:writing-mode="lr-tb"/>
      <style:text-properties officeooo:paragraph-rsid="0015b190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5b190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15b190"/>
    </style:style>
    <style:style style:name="P5" style:family="paragraph" style:parent-style-name="Text_20_body">
      <style:paragraph-properties fo:orphans="1"/>
      <style:text-properties officeooo:paragraph-rsid="0015b1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import numpy as np</text:span></text:p>
      <text:p text:style-name="P2"><text:span text:style-name="Source_20_Text">import matplotlib.pyplot as plt</text:span></text:p>
      <text:p text:style-name="P2"><text:span text:style-name="Source_20_Text">from scipy.fftpack import fft</text:span></text:p>
      <text:p text:style-name="P2"><text:span text:style-name="Source_20_Text">import hashlib</text:span></text:p>
      <text:p text:style-name="P2"/>
      <text:p text:style-name="P2"><text:span text:style-name="Source_20_Text"># Generate first N prime numbers</text:span></text:p>
      <text:p text:style-name="P2"><text:span text:style-name="Source_20_Text">def is_prime(n):</text:span></text:p>
      <text:p text:style-name="P2"><text:span text:style-name="Source_20_Text"><text:s text:c="4"/>if n &lt; 2:</text:span></text:p>
      <text:p text:style-name="P2"><text:span text:style-name="Source_20_Text"><text:s text:c="8"/>return False</text:span></text:p>
      <text:p text:style-name="P2"><text:span text:style-name="Source_20_Text"><text:s text:c="4"/>for i in range(2, int(np.sqrt(n)) + 1):</text:span></text:p>
      <text:p text:style-name="P2"><text:span text:style-name="Source_20_Text"><text:s text:c="8"/>if n % i == 0:</text:span></text:p>
      <text:p text:style-name="P2"><text:span text:style-name="Source_20_Text"><text:s text:c="12"/>return False</text:span></text:p>
      <text:p text:style-name="P2"><text:span text:style-name="Source_20_Text"><text:s text:c="4"/>return True</text:span></text:p>
      <text:p text:style-name="P2"/>
      <text:p text:style-name="P2"><text:span text:style-name="Source_20_Text"># Generate a sequence of primes</text:span></text:p>
      <text:p text:style-name="P2"><text:span text:style-name="Source_20_Text">N = 100 <text:s/># Number of primes to use</text:span></text:p>
      <text:p text:style-name="P2"><text:span text:style-name="Source_20_Text">primes = [n for n in range(2, 1000) if is_prime(n)][:N]</text:span></text:p>
      <text:p text:style-name="P2"/>
      <text:p text:style-name="P2"><text:span text:style-name="Source_20_Text"># Compute Mod 3 residues of the prime numbers</text:span></text:p>
      <text:p text:style-name="P2"><text:span text:style-name="Source_20_Text">mod_3_residues = np.array([p % 3 for p in primes])</text:span></text:p>
      <text:p text:style-name="P2"/>
      <text:p text:style-name="P2"><text:span text:style-name="Source_20_Text"># Apply Fourier Transform to mod 3 residue sequence</text:span></text:p>
      <text:p text:style-name="P2"><text:span text:style-name="Source_20_Text">fft_result = fft(mod_3_residues)</text:span></text:p>
      <text:p text:style-name="P2"/>
      <text:p text:style-name="P2"><text:span text:style-name="Source_20_Text"># Compute the absolute values of Fourier coefficients (magnitude spectrum)</text:span></text:p>
      <text:p text:style-name="P2"><text:span text:style-name="Source_20_Text">fft_magnitudes = np.abs(fft_result)</text:span></text:p>
      <text:p text:style-name="P2"/>
      <text:p text:style-name="P2"><text:span text:style-name="Source_20_Text"># Display Fourier Spectrum</text:span></text:p>
      <text:p text:style-name="P2"><text:span text:style-name="Source_20_Text">plt.figure(figsize=(10, 5))</text:span></text:p>
      <text:p text:style-name="P2"><text:span text:style-name="Source_20_Text">plt.plot(fft_magnitudes, marker='o', linestyle='-')</text:span></text:p>
      <text:p text:style-name="P2"><text:span text:style-name="Source_20_Text">plt.title("Fourier Transform of Mod 3 Residues of Prime Numbers")</text:span></text:p>
      <text:p text:style-name="P2"><text:span text:style-name="Source_20_Text">plt.xlabel("Frequency Index")</text:span></text:p>
      <text:p text:style-name="P2"><text:span text:style-name="Source_20_Text">plt.ylabel("Magnitude")</text:span></text:p>
      <text:p text:style-name="P2"><text:span text:style-name="Source_20_Text">plt.grid(True)</text:span></text:p>
      <text:p text:style-name="P2"><text:span text:style-name="Source_20_Text">plt.show()</text:span></text:p>
      <text:p text:style-name="P2"/>
      <text:p text:style-name="P2"><text:span text:style-name="Source_20_Text"># Define a hash function using Fourier-Mod 3 properties</text:span></text:p>
      <text:p text:style-name="P2"><text:span text:style-name="Source_20_Text">def fourier_mod3_hash(data):</text:span></text:p>
      <text:p text:style-name="P2"><text:span text:style-name="Source_20_Text"><text:s text:c="4"/>"""A simple hash function using Fourier transform on mod 3 residues."""</text:span></text:p>
      <text:p text:style-name="P2"><text:span text:style-name="Source_20_Text"><text:s text:c="4"/>hash_input = ''.join(map(str, data))</text:span></text:p>
      <text:p text:style-name="P2"><text:span text:style-name="Source_20_Text"><text:s text:c="4"/>hash_object = hashlib.sha256(hash_input.encode())</text:span></text:p>
      <text:p text:style-name="P2"><text:span text:style-name="Source_20_Text"><text:s text:c="4"/>return hash_object.hexdigest()</text:span></text:p>
      <text:p text:style-name="P2"/>
      <text:p text:style-name="P2"><text:span text:style-name="Source_20_Text"># Compute a hash based on mod 3 residue sequence</text:span></text:p>
      <text:p text:style-name="P2"><text:span text:style-name="Source_20_Text">mod3_hash = fourier_mod3_hash(mod_3_residues)</text:span></text:p>
      <text:p text:style-name="P3"><text:span text:style-name="Source_20_Text">mod3_hash</text:span></text:p>
      <text:p text:style-name="P5">Result</text:p>
      <text:p text:style-name="P4">'5c71d23c9f3dbbf829ace201cf73d5444ead98e73cdc238cb5ba7695807e146f'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21:19:38.673073263</meta:creation-date>
    <dc:date>2025-02-08T21:52:00.867432544</dc:date>
    <meta:editing-duration>PT32M22S</meta:editing-duration>
    <meta:editing-cycles>1</meta:editing-cycles>
    <meta:document-statistic meta:table-count="0" meta:image-count="0" meta:object-count="0" meta:page-count="1" meta:paragraph-count="40" meta:word-count="183" meta:character-count="1388" meta:non-whitespace-character-count="1188"/>
    <meta:generator>LibreOffice/24.2.7.2$Linux_X86_64 LibreOffice_project/420$Build-2</meta:generator>
  </office:meta>
</office:document-meta>
</file>